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7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Replacements/Object 1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"/>
  <manifest:file-entry manifest:full-path="ObjectReplacements/Object 11" manifest:media-type="application/x-openoffice-gdimetafile;windows_formatname=&quot;GDIMetaFile&quot;"/>
  <manifest:file-entry manifest:full-path="ObjectReplacements/Object 41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34" manifest:media-type=""/>
  <manifest:file-entry manifest:full-path="ObjectReplacements/Object 20" manifest:media-type="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36" manifest:media-type=""/>
  <manifest:file-entry manifest:full-path="ObjectReplacements/Object 10" manifest:media-type="application/x-openoffice-gdimetafile;windows_formatname=&quot;GDIMetaFile&quot;"/>
  <manifest:file-entry manifest:full-path="ObjectReplacements/Object 38" manifest:media-type=""/>
  <manifest:file-entry manifest:full-path="ObjectReplacements/Object 24" manifest:media-type=""/>
  <manifest:file-entry manifest:full-path="ObjectReplacements/Object 35" manifest:media-type=""/>
  <manifest:file-entry manifest:full-path="ObjectReplacements/Object 31" manifest:media-type="application/x-openoffice-gdimetafile;windows_formatname=&quot;GDIMetaFile&quot;"/>
  <manifest:file-entry manifest:full-path="ObjectReplacements/Object 40" manifest:media-type=""/>
  <manifest:file-entry manifest:full-path="ObjectReplacements/Object 42" manifest:media-type=""/>
  <manifest:file-entry manifest:full-path="ObjectReplacements/Object 26" manifest:media-type="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528cm" fo:min-width="3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28cm" fo:min-width="3.5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353cm"/>
    </style:style>
    <style:style style:name="gr8" style:family="graphic" style:parent-style-name="objectwithoutfill">
      <style:graphic-properties svg:stroke-color="#6666ff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objectwithoutfill">
      <style:graphic-properties draw:stroke="dash" draw:stroke-dash="Fine_20_Dashed" svg:stroke-color="#6666ff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cm"/>
    </style:style>
    <style:style style:name="gr20" style:family="graphic" style:parent-style-name="objectwithoutfill">
      <style:graphic-properties svg:stroke-color="#009900" draw:fill="none" draw:textarea-vertical-align="middle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gr22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2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5cm"/>
    </style:style>
    <style:style style:name="gr2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0" style:family="graphic" style:parent-style-name="objectwithoutfill">
      <style:graphic-properties draw:stroke="dash" draw:stroke-dash="Fine_20_Dashed" draw:fill="none" draw:textarea-vertical-align="middle"/>
    </style:style>
    <style:style style:name="gr31" style:family="graphic" style:parent-style-name="standard">
      <style:graphic-properties draw:stroke="none" draw:fill="solid" draw:fill-color="#ffcc00" draw:opacity="10%" draw:opacity-name="" draw:textarea-horizontal-align="justify" draw:textarea-vertical-align="middle" draw:auto-grow-height="false" fo:min-height="5.94cm" fo:min-width="11.278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>
              <draw:custom-shape draw:style-name="gr1" draw:text-style-name="P1" draw:layer="layout" svg:width="3.856cm" svg:height="1.778cm" svg:x="13.16cm" svg:y="4.112cm">
                <text:p/>
                <draw:enhanced-geometry svg:viewBox="0 0 21600 21600" draw:type="rectangle" draw:enhanced-path="M 0 0 L 21600 0 21600 21600 0 21600 0 0 Z N"/>
              </draw:custom-shape>
              <draw:frame draw:style-name="gr2" draw:layer="layout" svg:width="2.792cm" svg:height="0.962cm" svg:x="13.708cm" svg:y="4.42cm">
                <draw:text-box>
                  <text:p><text:span text:style-name="T1">CW</text:span> ring</text:p>
                </draw:text-box>
              </draw:frame>
            </draw:g>
            <draw:g>
              <draw:custom-shape draw:style-name="gr3" draw:text-style-name="P1" draw:layer="layout" svg:width="4.088cm" svg:height="1.778cm" svg:x="17.788cm" svg:y="4.112cm">
                <text:p/>
                <draw:enhanced-geometry svg:viewBox="0 0 21600 21600" draw:type="rectangle" draw:enhanced-path="M 0 0 L 21600 0 21600 21600 0 21600 0 0 Z N"/>
              </draw:custom-shape>
              <draw:frame draw:style-name="gr4" draw:layer="layout" svg:width="3.414cm" svg:height="1.016cm" svg:x="18.324cm" svg:y="4.448cm">
                <draw:text-box>
                  <text:p><text:span text:style-name="T2">CCW</text:span> ring</text:p>
                </draw:text-box>
              </draw:frame>
            </draw:g>
          </draw:g>
        </draw:g>
        <draw:g>
          <draw:g>
            <draw:line draw:style-name="gr5" draw:text-style-name="P1" draw:layer="layout" svg:x1="18.992cm" svg:y1="12.381cm" svg:x2="25.985cm" svg:y2="12.381cm">
              <text:p/>
            </draw:line>
            <draw:frame draw:style-name="gr6" draw:text-style-name="P1" draw:layer="layout" svg:width="2.845cm" svg:height="0.972cm" svg:x="24.671cm" svg:y="12.556c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7" draw:layer="layout" svg:width="0.853cm" svg:height="1.156cm" svg:x="21.674cm" svg:y="12.45cm">
              <draw:text-box>
                <text:p>0</text:p>
              </draw:text-box>
            </draw:frame>
            <draw:path draw:style-name="gr8" draw:text-style-name="P1" draw:layer="layout" svg:width="1.868cm" svg:height="3.289cm" draw:transform="skewX (-0.186226631187795) rotate (1.81252442819611) translate (19.4279173205903cm 13.6922815529601cm)" svg:viewBox="0 0 1869 3290" svg:d="M0 3083c300-30 579 38 865 93 270 51 680 242 831-26 115-203 187-407 171-653-19-276-278-439-457-641-188-211-192-496-210-752-16-225 46-449 120-666l76-242 86-196">
              <text:p/>
            </draw:path>
            <draw:path draw:style-name="gr9" draw:text-style-name="P1" draw:layer="layout" svg:width="2.067cm" svg:height="2.862cm" draw:transform="skewX (0.297055038689435) rotate (1.12346843950875) translate (22.007853607449cm 12.0931958502262cm)" svg:viewBox="0 0 2068 2863" svg:d="M0 420c299 73 567-81 824-191 253-107 505-291 810-208 354 97 127 432 321 641 201 217 98 540-29 777-154 291 7 599-51 902l-27 314 102 208">
              <text:p/>
            </draw:path>
            <draw:frame draw:style-name="gr6" draw:text-style-name="P1" draw:layer="layout" svg:width="1.472cm" svg:height="0.832cm" svg:x="19.36cm" svg:y="10.626c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6" draw:text-style-name="P1" draw:layer="layout" svg:width="1.568cm" svg:height="0.82cm" svg:x="23.792cm" svg:y="10.558c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line draw:style-name="gr10" draw:text-style-name="P1" draw:layer="layout" svg:x1="22.304cm" svg:y1="12.381cm" svg:x2="22.304cm" svg:y2="12.632cm">
            <text:p/>
          </draw:line>
        </draw:g>
        <draw:g>
          <draw:frame draw:style-name="gr2" xml:id="id1" draw:id="id1" draw:layer="layout" svg:width="7.874cm" svg:height="0.962cm" svg:x="15.432cm" svg:y="0.343cm">
            <draw:text-box>
              <text:p>Sweep the injection space</text:p>
            </draw:text-box>
          </draw:frame>
          <draw:frame draw:style-name="gr11" xml:id="id2" draw:id="id2" draw:layer="layout" svg:width="5.993cm" svg:height="0.962cm" svg:x="14.473cm" svg:y="3.148cm">
            <draw:text-box>
              <text:p>Distribution families</text:p>
            </draw:text-box>
          </draw:frame>
        </draw:g>
        <draw:g>
          <draw:frame draw:style-name="gr12" draw:layer="layout" svg:width="3.851cm" svg:height="0.962cm" svg:x="0.74cm" svg:y="9.49cm">
            <draw:text-box>
              <text:p>get the pair </text:p>
            </draw:text-box>
          </draw:frame>
          <draw:frame draw:style-name="gr6" draw:text-style-name="P1" draw:layer="layout" svg:width="7.433cm" svg:height="1.05cm" svg:x="4.304cm" svg:y="9.456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6" draw:text-style-name="P1" draw:layer="layout" svg:width="3.811cm" svg:height="1.05cm" svg:x="0.486cm" svg:y="8.186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line draw:style-name="gr5" draw:text-style-name="P1" draw:layer="layout" svg:x1="11.904cm" svg:y1="8.783cm" svg:x2="19.693cm" svg:y2="8.783cm">
            <text:p/>
          </draw:line>
          <draw:frame draw:style-name="gr6" draw:text-style-name="P1" draw:layer="layout" svg:width="2.847cm" svg:height="0.854cm" svg:x="18.648cm" svg:y="8.936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style-name="gr10" draw:text-style-name="P1" draw:layer="layout" svg:x1="18.309cm" svg:y1="8.783cm" svg:x2="18.309cm" svg:y2="8.997cm">
            <text:p/>
          </draw:line>
          <draw:frame draw:style-name="gr13" draw:layer="layout" svg:width="0.853cm" svg:height="0.962cm" svg:x="17.795cm" svg:y="8.828cm">
            <draw:text-box>
              <text:p>0</text:p>
            </draw:text-box>
          </draw:frame>
          <draw:path draw:style-name="gr8" draw:text-style-name="P1" draw:layer="layout" svg:width="5.169cm" svg:height="3.222cm" draw:transform="skewX (0.0333357887130917) rotate (0.480489143074039) translate (12.1803839266899cm 8.14310797638335cm)" svg:viewBox="0 0 5170 3223" svg:d="M0 678c264-50 496 93 750 124 346 42 498-277 791-373 300-100 564-308 871-385 250-62 515-59 781 11 269 71 417 248 609 415 241 213 240 592 294 904 56 328 254 560 324 893 57 275 213 552 466 706l173 167 111 83">
            <text:p/>
          </draw:path>
          <draw:path draw:style-name="gr9" draw:text-style-name="P1" draw:layer="layout" svg:width="5.033cm" svg:height="2.291cm" svg:x="13.26cm" svg:y="6.474cm" svg:viewBox="0 0 5034 2292" svg:d="M0 2281c238 27 493 7 697-117 257-154 427-444 539-727 104-260 268-471 338-749 60-240 82-530 404-633 252-79 460-51 697-47 219 5 463 132 539 446 69 284 209 540 427 750 210 202 322 477 562 678 208 173 417 410 697 375h134">
            <text:p/>
          </draw:path>
          <draw:line draw:style-name="gr14" draw:text-style-name="P1" draw:layer="layout" svg:x1="15.03cm" svg:y1="6.697cm" svg:x2="15.03cm" svg:y2="8.783cm">
            <text:p/>
          </draw:line>
          <draw:line draw:style-name="gr15" draw:text-style-name="P1" draw:layer="layout" svg:x1="15.85cm" svg:y1="6.474cm" svg:x2="15.85cm" svg:y2="8.783cm">
            <text:p/>
          </draw:line>
          <draw:frame draw:style-name="gr6" draw:text-style-name="P1" draw:layer="layout" svg:width="1.547cm" svg:height="0.854cm" svg:x="14.005cm" svg:y="7.5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text-style-name="P1" draw:layer="layout" svg:width="1.754cm" svg:height="0.854cm" svg:x="15.85cm" svg:y="7.501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text-style-name="P1" draw:layer="layout" svg:width="1.571cm" svg:height="0.758cm" svg:x="12.98cm" svg:y="6.433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text-style-name="P1" draw:layer="layout" svg:width="1.758cm" svg:height="0.749cm" svg:x="16.465cm" svg:y="6.219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6" draw:text-style-name="P1" draw:layer="layout" svg:width="1.999cm" svg:height="0.999cm" svg:x="13.12cm" svg:y="10.0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1" draw:layer="layout" svg:width="1.999cm" svg:height="0.999cm" svg:x="13.12cm" svg:y="10.0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g>
            <draw:g>
              <draw:line draw:style-name="gr10" draw:text-style-name="P1" draw:layer="layout" svg:x1="2.848cm" svg:y1="11.73cm" svg:x2="2.848cm" svg:y2="14.778cm">
                <text:p/>
              </draw:line>
              <draw:line draw:style-name="gr10" draw:text-style-name="P1" draw:layer="layout" svg:x1="4.118cm" svg:y1="11.73cm" svg:x2="4.118cm" svg:y2="14.778cm">
                <text:p/>
              </draw:line>
              <draw:line draw:style-name="gr10" draw:text-style-name="P1" draw:layer="layout" svg:x1="5.488cm" svg:y1="11.73cm" svg:x2="5.488cm" svg:y2="14.778cm">
                <text:p/>
              </draw:line>
              <draw:line draw:style-name="gr10" draw:text-style-name="P1" draw:layer="layout" svg:x1="2.34cm" svg:y1="12.492cm" svg:x2="7.928cm" svg:y2="12.492cm">
                <text:p/>
              </draw:line>
              <draw:line draw:style-name="gr10" draw:text-style-name="P1" draw:layer="layout" svg:x1="6.912cm" svg:y1="11.73cm" svg:x2="6.912cm" svg:y2="14.778cm">
                <text:p/>
              </draw:line>
            </draw:g>
            <draw:frame draw:style-name="gr6" draw:text-style-name="P1" draw:layer="layout" svg:width="0.695cm" svg:height="0.978cm" svg:x="3.102cm" svg:y="11.476cm">
              <t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6" draw:text-style-name="P1" draw:layer="layout" svg:width="1.348cm" svg:height="0.889cm" svg:x="4.118cm" svg:y="11.603cm">
              <t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  <draw:frame draw:style-name="gr6" draw:text-style-name="P1" draw:layer="layout" svg:width="1.016cm" svg:height="0.762cm" svg:x="5.642cm" svg:y="11.73cm">
              <t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frame draw:style-name="gr6" draw:text-style-name="P1" draw:layer="layout" svg:width="1.042cm" svg:height="0.878cm" svg:x="7.04cm" svg:y="11.676cm">
              <t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6" draw:text-style-name="P1" draw:layer="layout" svg:width="0.972cm" svg:height="0.946cm" svg:x="2.892cm" svg:y="12.562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frame draw:style-name="gr6" draw:text-style-name="P1" draw:layer="layout" svg:width="1.044cm" svg:height="0.864cm" svg:x="4.344cm" svg:y="12.644cm">
              <text:p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  <draw:frame draw:style-name="gr6" draw:text-style-name="P1" draw:layer="layout" svg:width="1.038cm" svg:height="0.851cm" svg:x="5.642cm" svg:y="12.657cm">
              <text:p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  <draw:frame draw:style-name="gr6" draw:text-style-name="P1" draw:layer="layout" svg:width="0.923cm" svg:height="0.842cm" svg:x="7.005cm" svg:y="12.666cm">
              <text:p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  <draw:frame draw:style-name="gr6" draw:text-style-name="P1" draw:layer="layout" svg:width="0.972cm" svg:height="0.946cm" svg:x="2.892cm" svg:y="13.562cm">
              <text:p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  <draw:frame draw:style-name="gr6" draw:text-style-name="P1" draw:layer="layout" svg:width="1.191cm" svg:height="0.762cm" svg:x="4.197cm" svg:y="13.662cm">
              <text:p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  <draw:frame draw:style-name="gr6" draw:text-style-name="P1" draw:layer="layout" svg:width="1.263cm" svg:height="1.07cm" svg:x="5.642cm" svg:y="13.508cm">
              <text:p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  <draw:frame draw:style-name="gr6" draw:text-style-name="P1" draw:layer="layout" svg:width="1.177cm" svg:height="1.096cm" svg:x="6.905cm" svg:y="13.482cm">
              <text:p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draw:g>
          <draw:frame draw:style-name="gr16" draw:layer="layout" svg:width="1.56cm" svg:height="0.962cm" svg:x="0.77cm" svg:y="13.17cm">
            <draw:text-box>
              <text:p>CW</text:p>
            </draw:text-box>
          </draw:frame>
        </draw:g>
        <draw:g>
          <draw:frame draw:style-name="gr17" draw:layer="layout" svg:width="6.858cm" svg:height="2.286cm" svg:x="0.552cm" svg:y="15.724cm">
            <draw:text-box>
              <text:p>Combine each line for CW w/each for CCW</text:p>
            </draw:text-box>
          </draw:frame>
          <draw:frame draw:style-name="gr6" draw:text-style-name="P1" draw:layer="layout" svg:width="8.367cm" svg:height="2.116cm" svg:x="3.68cm" svg:y="17.922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18" draw:layer="layout" svg:width="3.224cm" svg:height="0.962cm" svg:x="0.216cm" svg:y="18.426cm">
            <draw:text-box>
              <text:p>Get stats:</text:p>
            </draw:text-box>
          </draw:frame>
        </draw:g>
        <draw:g>
          <draw:g>
            <draw:line draw:style-name="gr5" draw:text-style-name="P1" draw:layer="layout" svg:x1="18.115cm" svg:y1="19.083cm" svg:x2="26.544cm" svg:y2="19.083cm">
              <text:p/>
            </draw:line>
            <draw:line draw:style-name="gr5" draw:text-style-name="P1" draw:layer="layout" svg:x1="18.115cm" svg:y1="19.689cm" svg:x2="18.115cm" svg:y2="14.632cm">
              <text:p/>
            </draw:line>
            <draw:frame draw:style-name="gr6" draw:text-style-name="P1" draw:layer="layout" svg:width="2.412cm" svg:height="0.809cm" svg:x="17.648cm" svg:y="13.832c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  <draw:frame draw:style-name="gr6" draw:text-style-name="P1" draw:layer="layout" svg:width="2.023cm" svg:height="0.468cm" svg:x="25.135cm" svg:y="19.285cm">
              <t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  <draw:frame draw:style-name="gr2" draw:layer="layout" svg:width="0.69cm" svg:height="0.962cm" svg:x="18.034cm" svg:y="19.104cm">
              <draw:text-box>
                <text:p>0</text:p>
              </draw:text-box>
            </draw:frame>
            <draw:frame draw:style-name="gr19" draw:layer="layout" svg:width="0.97cm" svg:height="0.962cm" svg:x="17.145cm" svg:y="18.542cm">
              <draw:text-box>
                <text:p>0</text:p>
              </draw:text-box>
            </draw:frame>
            <draw:line draw:style-name="gr9" draw:text-style-name="P1" draw:layer="layout" svg:x1="18.631cm" svg:y1="18.858cm" svg:x2="24.638cm" svg:y2="16.256cm">
              <text:p/>
            </draw:line>
            <draw:line draw:style-name="gr8" draw:text-style-name="P1" draw:layer="layout" svg:x1="18.49cm" svg:y1="18.156cm" svg:x2="24.384cm" svg:y2="16.764cm">
              <text:p/>
            </draw:line>
            <draw:line draw:style-name="gr20" draw:text-style-name="P1" draw:layer="layout" svg:x1="23.368cm" svg:y1="16.002cm" svg:x2="18.377cm" svg:y2="18.922cm">
              <text:p/>
            </draw:line>
          </draw:g>
          <draw:g>
            <draw:frame draw:style-name="gr6" draw:text-style-name="P1" draw:layer="layout" svg:width="1.949cm" svg:height="0.779cm" svg:x="25.01cm" svg:y="15.766cm">
              <text:p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  <draw:path draw:style-name="gr21" draw:text-style-name="P1" draw:layer="layout" svg:width="0.683cm" svg:height="0.645cm" draw:transform="skewX (0.0371755130674792) rotate (2.78013496550177) translate (24.6192708439318cm 16.652727709323cm)" svg:viewBox="0 0 684 646" svg:d="M0 644c245 9 564-4 684-262l-21-230-39-152">
              <text:p/>
            </draw:path>
            <draw:custom-shape draw:style-name="gr22" draw:text-style-name="P1" draw:layer="layout" svg:width="0.195cm" svg:height="0.2cm" svg:x="23.906cm" svg:y="16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23" draw:text-style-name="P1" draw:layer="layout" svg:x1="19.369cm" svg:y1="1.305cm" svg:x2="17.469cm" svg:y2="3.148cm" draw:start-shape="id1" draw:start-glue-point="2" draw:end-shape="id2" draw:end-glue-point="0" svg:d="M19369 1305v922h-1900v921" svg:viewBox="0 0 1901 1844">
          <text:p/>
        </draw:connector>
        <draw:g>
          <draw:g>
            <draw:custom-shape draw:style-name="gr24" draw:text-style-name="P1" draw:layer="layout" svg:width="4.318cm" svg:height="4.064cm" svg:x="22.86cm" svg:y="0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1" draw:layer="layout" svg:width="3.514cm" svg:height="1.081cm" svg:x="23.156cm" svg:y="2.567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frame draw:style-name="gr25" draw:layer="layout" svg:width="4.727cm" svg:height="0.962cm" svg:x="22.656cm" svg:y="5.334cm">
            <draw:text-box>
              <text:p>Injection space</text:p>
            </draw:text-box>
          </draw:frame>
        </draw:g>
        <draw:g>
          <draw:frame draw:style-name="gr26" draw:text-style-name="P1" draw:layer="layout" svg:width="6.602cm" svg:height="0.962cm" svg:x="0.354cm" svg:y="0.754cm">
            <draw:text-box>
              <text:p text:style-name="P1"><text:span text:style-name="T3">Problem statement:</text:span> </text:p>
            </draw:text-box>
          </draw:frame>
          <draw:frame draw:style-name="gr6" draw:text-style-name="P1" draw:layer="layout" svg:width="5.011cm" svg:height="2.177cm" svg:x="7.874cm" svg:y="0.617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27" draw:layer="layout" svg:width="5.612cm" svg:height="0.962cm" svg:x="0.762cm" svg:y="1.832cm">
            <draw:text-box>
              <text:p>Need to show that</text:p>
            </draw:text-box>
          </draw:frame>
          <draw:g>
            <draw:frame draw:style-name="gr6" draw:text-style-name="P1" draw:layer="layout" svg:width="11.229cm" svg:height="2.831cm" svg:x="0.354cm" svg:y="2.911cm">
              <text:p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  <draw:g>
              <draw:frame draw:style-name="gr12" draw:layer="layout" svg:width="3.851cm" svg:height="0.962cm" svg:x="0.721cm" svg:y="6.042cm">
                <draw:text-box>
                  <text:p>For a given </text:p>
                </draw:text-box>
              </draw:frame>
              <draw:frame draw:style-name="gr6" draw:text-style-name="P1" draw:layer="layout" svg:width="1.27cm" svg:height="0.889cm" svg:x="4.572cm" svg:y="6.115cm">
                <text:p/>
                <draw:object xlink:href="./Object 32" xlink:type="simple" xlink:show="embed" xlink:actuate="onLoad"/>
                <draw:image xlink:href="./ObjectReplacements/Object 32" xlink:type="simple" xlink:show="embed" xlink:actuate="onLoad"/>
              </draw:frame>
            </draw:g>
          </draw:g>
        </draw:g>
        <draw:frame draw:style-name="gr28" draw:text-style-name="P2" draw:layer="layout" svg:width="2.255cm" svg:height="0.962cm" svg:x="0.354cm" svg:y="7.174cm">
          <draw:text-box>
            <text:p><text:span text:style-name="T3">HOW:</text:span></text:p>
          </draw:text-box>
        </draw:frame>
        <draw:g>
          <draw:line draw:style-name="gr5" draw:text-style-name="P1" draw:layer="layout" svg:x1="9.377cm" svg:y1="16.457cm" svg:x2="9.377cm" svg:y2="10.926cm">
            <text:p/>
          </draw:line>
          <draw:line draw:style-name="gr5" draw:text-style-name="P1" draw:layer="layout" svg:x1="9.357cm" svg:y1="16.409cm" svg:x2="16.219cm" svg:y2="16.409cm">
            <text:p/>
          </draw:line>
          <draw:frame draw:style-name="gr6" draw:text-style-name="P1" draw:layer="layout" svg:width="1.093cm" svg:height="0.51cm" svg:x="16.089cm" svg:y="16.508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6" draw:text-style-name="P1" draw:layer="layout" svg:width="0.258cm" svg:height="0.244cm" svg:x="8.996cm" svg:y="10.86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line draw:style-name="gr29" draw:text-style-name="P1" draw:layer="layout" svg:x1="9.412cm" svg:y1="16.391cm" svg:x2="13.085cm" svg:y2="11.453cm">
            <text:p/>
          </draw:line>
          <draw:line draw:style-name="gr29" draw:text-style-name="P1" draw:layer="layout" svg:x1="9.412cm" svg:y1="16.391cm" svg:x2="16.065cm" svg:y2="12.045cm">
            <text:p/>
          </draw:line>
          <draw:line draw:style-name="gr30" draw:text-style-name="P1" draw:layer="layout" svg:x1="9.411cm" svg:y1="12.968cm" svg:x2="16.066cm" svg:y2="12.967cm">
            <text:p/>
          </draw:line>
          <draw:frame draw:style-name="gr6" draw:text-style-name="P1" draw:layer="layout" svg:width="0.903cm" svg:height="0.305cm" svg:x="12.806cm" svg:y="11.058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6" draw:text-style-name="P1" draw:layer="layout" svg:width="0.9cm" svg:height="0.304cm" svg:x="15.442cm" svg:y="11.675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line draw:style-name="gr5" draw:text-style-name="P1" draw:layer="layout" svg:x1="9.412cm" svg:y1="16.391cm" svg:x2="11.976cm" svg:y2="12.967cm">
            <text:p/>
          </draw:line>
          <draw:line draw:style-name="gr5" draw:text-style-name="P1" draw:layer="layout" svg:x1="9.412cm" svg:y1="16.391cm" svg:x2="14.679cm" svg:y2="12.967cm">
            <text:p/>
          </draw:line>
          <draw:frame draw:style-name="gr6" draw:text-style-name="P1" draw:layer="layout" svg:width="1.795cm" svg:height="0.305cm" svg:x="11.982cm" svg:y="13.033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6" draw:text-style-name="P1" draw:layer="layout" svg:width="1.795cm" svg:height="0.304cm" svg:x="14.679cm" svg:y="12.992cm">
            <t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style-name="gr6" draw:text-style-name="P1" draw:layer="layout" svg:width="2.173cm" svg:height="0.306cm" svg:x="9.387cm" svg:y="12.637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line draw:style-name="gr30" draw:text-style-name="P1" draw:layer="layout" svg:x1="11.976cm" svg:y1="11.189cm" svg:x2="11.976cm" svg:y2="16.39cm">
            <text:p/>
          </draw:line>
          <draw:line draw:style-name="gr30" draw:text-style-name="P1" draw:layer="layout" svg:x1="14.705cm" svg:y1="11.19cm" svg:x2="14.705cm" svg:y2="16.391cm">
            <text:p/>
          </draw:line>
          <draw:frame draw:style-name="gr6" draw:text-style-name="P1" draw:layer="layout" svg:width="1.023cm" svg:height="0.305cm" svg:x="11.483cm" svg:y="16.456cm">
            <text:p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style-name="gr6" draw:text-style-name="P1" draw:layer="layout" svg:width="1.025cm" svg:height="0.305cm" svg:x="14.208cm" svg:y="16.456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path draw:style-name="gr10" draw:text-style-name="P1" draw:layer="layout" svg:width="0.313cm" svg:height="0.268cm" draw:transform="skewX (-0.0237364778271229) rotate (0.23404865269244) translate (10.0333612371123cm 15.5761925387589cm)" svg:viewBox="0 0 314 269" svg:d="M0 0c62 0 124 10 183 26 57 16 136 46 129 119l2 60-14 55-9 9">
            <text:p/>
          </draw:path>
          <draw:frame draw:style-name="gr6" draw:text-style-name="P1" draw:layer="layout" svg:width="0.265cm" svg:height="0.124cm" svg:x="10.255cm" svg:y="15.411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custom-shape draw:style-name="gr31" draw:text-style-name="P1" draw:layer="layout" svg:width="12.446cm" svg:height="6.858cm" svg:x="0.254cm" svg:y="0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26T15:18:13.902425214</meta:creation-date>
    <dc:date>2017-06-27T12:56:38.727517745</dc:date>
    <dc:creator>Alex Aksentyev</dc:creator>
    <meta:editing-duration>PT1H32M22S</meta:editing-duration>
    <meta:editing-cycles>20</meta:editing-cycles>
    <meta:generator>LibreOffice/4.3.3.2$Linux_X86_64 LibreOffice_project/430m0$Build-2</meta:generator>
    <meta:document-statistic meta:object-count="141"/>
  </office:meta>
</office:document-meta>
</file>

<file path=Object 1/content.xml><?xml version="1.0" encoding="utf-8"?>
<math xmlns="http://www.w3.org/1998/Math/MathML" display="block">
  <semantics>
    <mrow>
      <msub>
        <mi mathvariant="normal">Ω</mi>
        <mi>y</mi>
      </msub>
      <mrow>
        <mo fence="true" stretchy="false">(</mo>
        <mrow>
          <mrow>
            <mi>x</mi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%OMEGA_y( x, %DELTA%gamma_s )
</annotation>
  </semantics>
</math>
</file>

<file path=Object 10/content.xml><?xml version="1.0" encoding="utf-8"?>
<math xmlns="http://www.w3.org/1998/Math/MathML" display="block">
  <semantics>
    <mrow>
      <mo fence="true" stretchy="false">|</mo>
      <mrow>
        <mrow>
          <msubsup>
            <mi mathvariant="normal">Ω</mi>
            <mi>X</mi>
            <mi mathvariant="italic">CW</mi>
          </msubsup>
          <mo stretchy="false">+</mo>
          <msubsup>
            <mi mathvariant="normal">Ω</mi>
            <mi>X</mi>
            <mi mathvariant="italic">CCW</mi>
          </msubsup>
        </mrow>
      </mrow>
      <mo fence="true" stretchy="false">|</mo>
    </mrow>
    <annotation encoding="StarMath 5.0">lline %OMEGA_X^CW + %OMEGA_X^CCW rline</annotation>
  </semantics>
</math>
</file>

<file path=Object 11/content.xml><?xml version="1.0" encoding="utf-8"?>
<math xmlns="http://www.w3.org/1998/Math/MathML" display="block">
  <semantics>
    <mrow>
      <mo fence="true" stretchy="false">|</mo>
      <mrow>
        <mrow>
          <msubsup>
            <mi mathvariant="normal">Ω</mi>
            <mi>Y</mi>
            <mi mathvariant="italic">CW</mi>
          </msubsup>
          <mo stretchy="false">−</mo>
          <msubsup>
            <mi mathvariant="normal">Ω</mi>
            <mi>Y</mi>
            <mi mathvariant="italic">CCW</mi>
          </msubsup>
        </mrow>
      </mrow>
      <mo fence="true" stretchy="false">|</mo>
    </mrow>
    <annotation encoding="StarMath 5.0">lline %OMEGA_Y^CW  - %OMEGA_Y^CCW rline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sub>
            <mrow>
              <mo fence="true" stretchy="false">(</mo>
              <mrow>
                <mrow>
                  <msub>
                    <mi mathvariant="normal">Ω</mi>
                    <mi>y</mi>
                  </msub>
                  <mi>,</mi>
                  <msub>
                    <mi mathvariant="normal">Ω</mi>
                    <mi>x</mi>
                  </msub>
                </mrow>
              </mrow>
              <mo fence="true" stretchy="false">)</mo>
            </mrow>
            <mi mathvariant="italic">CW</mi>
          </msub>
          <mi>,</mi>
          <msub>
            <mrow>
              <mo fence="true" stretchy="false">(</mo>
              <mrow>
                <mrow>
                  <msub>
                    <mi mathvariant="normal">Ω</mi>
                    <mi>y</mi>
                  </msub>
                  <mi>,</mi>
                  <msub>
                    <mi mathvariant="normal">Ω</mi>
                    <mi>x</mi>
                  </msub>
                </mrow>
              </mrow>
              <mo fence="true" stretchy="false">)</mo>
            </mrow>
            <mi mathvariant="italic">CCW</mi>
          </msub>
        </mrow>
      </mrow>
      <mo fence="true" stretchy="false">)</mo>
    </mrow>
    <annotation encoding="StarMath 5.0">((%OMEGA_y, %OMEGA_x)_CW, (%OMEGA_y, %OMEGA_x)_CCW )</annotation>
  </semantics>
</math>
</file>

<file path=Object 13/content.xml><?xml version="1.0" encoding="utf-8"?>
<math xmlns="http://www.w3.org/1998/Math/MathML" display="block">
  <semantics>
    <mrow>
      <mo stretchy="false">∀</mo>
      <mrow>
        <mo fence="true" stretchy="false">(</mo>
        <mrow>
          <mrow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forall ( (x,y), %DELTA%gamma_s )</annotation>
  </semantics>
</math>
</file>

<file path=Object 14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5/content.xml><?xml version="1.0" encoding="utf-8"?>
<math xmlns="http://www.w3.org/1998/Math/MathML" display="block">
  <semantics>
    <mrow>
      <mi mathvariant="normal">Δ</mi>
      <msub>
        <mi mathvariant="normal">γ</mi>
        <mi>s</mi>
      </msub>
    </mrow>
    <annotation encoding="StarMath 5.0">%DELTA%gamma_s</annotation>
  </semantics>
</math>
</file>

<file path=Object 16/content.xml><?xml version="1.0" encoding="utf-8"?>
<math xmlns="http://www.w3.org/1998/Math/MathML" display="block">
  <semantics>
    <msub>
      <mi mathvariant="normal">Ω</mi>
      <mi>y</mi>
    </msub>
    <annotation encoding="StarMath 5.0">%OMEGA_y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sub>
      <mi mathvariant="normal">Ω</mi>
      <mi>x</mi>
    </msub>
    <annotation encoding="StarMath 5.0">%OMEGA_x</annotation>
  </semantics>
</math>
</file>

<file path=Object 19/content.xml><?xml version="1.0" encoding="utf-8"?>
<math xmlns="http://www.w3.org/1998/Math/MathML" display="block">
  <semantics>
    <msub>
      <mover accent="true">
        <mi>x</mi>
        <mo stretchy="false">⃗</mo>
      </mover>
      <mn>0</mn>
    </msub>
    <annotation encoding="StarMath 5.0">{ vec x }_0</annotation>
  </semantics>
</math>
</file>

<file path=Object 2/content.xml><?xml version="1.0" encoding="utf-8"?>
<math xmlns="http://www.w3.org/1998/Math/MathML" display="block">
  <semantics>
    <mrow>
      <msub>
        <mi mathvariant="normal">Ω</mi>
        <mi>X</mi>
      </msub>
      <mrow>
        <mo fence="true" stretchy="false">(</mo>
        <mrow>
          <mrow>
            <mi>x</mi>
            <mi>,</mi>
            <mi mathvariant="normal">Δ</mi>
            <msub>
              <mi mathvariant="normal">γ</mi>
              <mi>s</mi>
            </msub>
          </mrow>
        </mrow>
        <mo fence="true" stretchy="false">)</mo>
      </mrow>
    </mrow>
    <annotation encoding="StarMath 5.0">%OMEGA_X ( x, %DELTA%gamma_s )</annotation>
  </semantics>
</math>
</file>

<file path=Object 20/content.xml><?xml version="1.0" encoding="utf-8"?>
<math xmlns="http://www.w3.org/1998/Math/MathML" display="block">
  <semantics>
    <mrow>
      <mi mathvariant="normal">Δ</mi>
      <msubsup>
        <mi mathvariant="normal">γ</mi>
        <mi>s</mi>
        <mn>0</mn>
      </msubsup>
    </mrow>
    <annotation encoding="StarMath 5.0">%DELTA%gamma_s^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subsup>
      <mi mathvariant="normal">Ω</mi>
      <mi>y</mi>
      <mn>0</mn>
    </msubsup>
    <annotation encoding="StarMath 5.0"> %OMEGA_y^0
 </annotation>
  </semantics>
</math>
</file>

<file path=Object 23/content.xml><?xml version="1.0" encoding="utf-8"?>
<math xmlns="http://www.w3.org/1998/Math/MathML" display="block">
  <semantics>
    <msubsup>
      <mi mathvariant="normal">Ω</mi>
      <mi>x</mi>
      <mn>0</mn>
    </msubsup>
    <annotation encoding="StarMath 5.0">%OMEGA_x^0</annotation>
  </semantics>
</math>
</file>

<file path=Object 24/content.xml><?xml version="1.0" encoding="utf-8"?>
<math xmlns="http://www.w3.org/1998/Math/MathML" display="block">
  <semantics>
    <msub>
      <mover accent="true">
        <mi>x</mi>
        <mo stretchy="false">⃗</mo>
      </mover>
      <mn>0</mn>
    </msub>
    <annotation encoding="StarMath 5.0">{ vec x }_0</annotation>
  </semantics>
</math>
</file>

<file path=Object 25/content.xml><?xml version="1.0" encoding="utf-8"?>
<math xmlns="http://www.w3.org/1998/Math/MathML" display="block">
  <semantics>
    <mrow>
      <mi mathvariant="normal">Δ</mi>
      <msubsup>
        <mi mathvariant="normal">γ</mi>
        <mi>s</mi>
        <mn>1</mn>
      </msubsup>
    </mrow>
    <annotation encoding="StarMath 5.0">%DELTA%gamma_s^1</annotation>
  </semantics>
</math>
</file>

<file path=Object 26/content.xml><?xml version="1.0" encoding="utf-8"?>
<math xmlns="http://www.w3.org/1998/Math/MathML" display="block">
  <semantics>
    <msubsup>
      <mi mathvariant="normal">Ω</mi>
      <mi>y</mi>
      <mn>1</mn>
    </msubsup>
    <annotation encoding="StarMath 5.0">%OMEGA_y^1</annotation>
  </semantics>
</math>
</file>

<file path=Object 27/content.xml><?xml version="1.0" encoding="utf-8"?>
<math xmlns="http://www.w3.org/1998/Math/MathML" display="block">
  <semantics>
    <msubsup>
      <mi mathvariant="normal">Ω</mi>
      <mi>x</mi>
      <mn>1</mn>
    </msubsup>
    <annotation encoding="StarMath 5.0">%OMEGA_x^1</annotation>
  </semantics>
</math>
</file>

<file path=Object 28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subsup>
                <mi mathvariant="normal">Ω</mi>
                <mi>x</mi>
                <mi mathvariant="italic">CW</mi>
              </msubsup>
            </mrow>
            <mrow>
              <mrow>
                <mo fence="true" stretchy="false">(</mo>
                <mrow>
                  <mrow>
                    <msub>
                      <mover accent="true">
                        <mi>x</mi>
                        <mo stretchy="false">⃗</mo>
                      </mover>
                      <mi>i</mi>
                    </msub>
                    <mi>,</mi>
                    <mi mathvariant="normal">Δ</mi>
                    <msubsup>
                      <mi mathvariant="normal">γ</mi>
                      <mi>s</mi>
                      <mi>j</mi>
                    </msubsup>
                  </mrow>
                </mrow>
                <mo fence="true" stretchy="false">)</mo>
              </mrow>
              <mo stretchy="false">+</mo>
              <msubsup>
                <mi mathvariant="normal">Ω</mi>
                <mi>x</mi>
                <mi mathvariant="italic">CCW</mi>
              </msubsup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⃗</mo>
                    </mover>
                    <mi>t</mi>
                  </msub>
                  <mi>,</mi>
                  <mi mathvariant="normal">Δ</mi>
                  <msubsup>
                    <mi mathvariant="normal">γ</mi>
                    <mi>s</mi>
                    <mi>p</mi>
                  </msubsup>
                </mrow>
              </mrow>
              <mo fence="true" stretchy="false">)</mo>
            </mrow>
            <mi>,</mi>
          </mrow>
        </mtd>
      </mtr>
      <mtr>
        <mtd>
          <mrow>
            <mrow>
              <msub>
                <mi>S</mi>
                <mn>2</mn>
              </msub>
              <mo stretchy="false">=</mo>
              <msubsup>
                <mi mathvariant="normal">Ω</mi>
                <mi>y</mi>
                <mi mathvariant="italic">CW</mi>
              </msubsup>
            </mrow>
            <mrow>
              <mrow>
                <mo fence="true" stretchy="false">(</mo>
                <mrow>
                  <mrow>
                    <msub>
                      <mover accent="true">
                        <mi>x</mi>
                        <mo stretchy="false">⃗</mo>
                      </mover>
                      <mi>i</mi>
                    </msub>
                    <mi>,</mi>
                    <mi mathvariant="normal">Δ</mi>
                    <msubsup>
                      <mi mathvariant="normal">γ</mi>
                      <mi>s</mi>
                      <mi>j</mi>
                    </msubsup>
                  </mrow>
                </mrow>
                <mo fence="true" stretchy="false">)</mo>
              </mrow>
              <mo stretchy="false">−</mo>
              <msubsup>
                <mi mathvariant="normal">Ω</mi>
                <mi>y</mi>
                <mi mathvariant="italic">CCW</mi>
              </msubsup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⃗</mo>
                    </mover>
                    <mi>t</mi>
                  </msub>
                  <mi>,</mi>
                  <mi mathvariant="normal">Δ</mi>
                  <msubsup>
                    <mi mathvariant="normal">γ</mi>
                    <mi>s</mi>
                    <mi>p</mi>
                  </msubsup>
                </mrow>
              </mrow>
              <mo fence="true" stretchy="false">)</mo>
            </mrow>
          </mrow>
        </mtd>
      </mtr>
    </mtable>
    <annotation encoding="StarMath 5.0">stack{
S_1 = %OMEGA_x^CW({vec x}_i, %DELTA%gamma_s^j) + %OMEGA_x^CCW({vec x}_t,%DELTA%gamma_s^p), #
S_2 = %OMEGA_y^CW({vec x}_i, %DELTA%gamma_s^j) - %OMEGA_y^CCW({vec x}_t,%DELTA%gamma_s^p)
}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i>i</mi>
          <mi>,</mi>
          <mi>j</mi>
          <mi>,</mi>
          <mi>t</mi>
          <mi>,</mi>
          <mi>p</mi>
        </mrow>
      </mrow>
      <mo fence="true" stretchy="false">]</mo>
    </mrow>
    <annotation encoding="StarMath 5.0">[ i,j,t,p ]</annotation>
  </semantics>
</math>
</file>

<file path=Object 3/content.xml><?xml version="1.0" encoding="utf-8"?>
<math xmlns="http://www.w3.org/1998/Math/MathML" display="block">
  <semantics>
    <mrow>
      <msub>
        <mi mathvariant="normal">μ</mi>
        <mi mathvariant="italic">CW</mi>
      </msub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%mu_CW( %gamma_s )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ubsup>
                <mi mathvariant="normal">Ω</mi>
                <mi>x</mi>
                <mi mathvariant="italic">CW</mi>
              </msubsup>
              <mo stretchy="false">=</mo>
              <msubsup>
                <mi>f</mi>
                <msub>
                  <mi mathvariant="normal">σ</mi>
                  <mi mathvariant="italic">tilt</mi>
                </msub>
                <mi mathvariant="italic">CW</mi>
              </msubsup>
            </mrow>
            <mrow>
              <mo fence="true" stretchy="false">(</mo>
              <mrow>
                <msub>
                  <mi mathvariant="normal">Ω</mi>
                  <mi>y</mi>
                </msub>
              </mrow>
              <mo fence="true" stretchy="false">)</mo>
            </mrow>
            <mi>,</mi>
          </mrow>
        </mtd>
      </mtr>
      <mtr>
        <mtd>
          <mrow>
            <mrow>
              <msubsup>
                <mi mathvariant="normal">Ω</mi>
                <mi>x</mi>
                <mi mathvariant="italic">CCW</mi>
              </msubsup>
              <mo stretchy="false">=</mo>
              <msubsup>
                <mi>f</mi>
                <msub>
                  <mi mathvariant="normal">σ</mi>
                  <mi mathvariant="italic">tilt</mi>
                </msub>
                <mi mathvariant="italic">CCW</mi>
              </msubsup>
            </mrow>
            <mrow>
              <mo fence="true" stretchy="false">(</mo>
              <mrow>
                <msub>
                  <mi mathvariant="normal">Ω</mi>
                  <mi>y</mi>
                </msub>
              </mrow>
              <mo fence="true" stretchy="false">)</mo>
            </mrow>
          </mrow>
        </mtd>
      </mtr>
    </mtable>
    <annotation encoding="StarMath 5.0">stack{
%OMEGA_x^CW = f^CW_{%sigma_{tilt}}( %OMEGA_y ), #
%OMEGA_x^CCW = f^CCW_{%sigma_{tilt}}( %OMEGA_y )
}</annotation>
  </semantics>
</math>
</file>

<file path=Object 31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normal">ϵ</mi>
              <mo stretchy="false">&gt;</mo>
              <mn>0</mn>
            </mrow>
            <mo stretchy="false">∃</mo>
            <mrow>
              <mi mathvariant="normal">δ</mi>
              <mo stretchy="false">&gt;</mo>
              <mn>0</mn>
            </mrow>
            <mi mathvariant="normal">:</mi>
          </mrow>
        </mtd>
      </mtr>
      <mtr>
        <mtd>
          <mrow>
            <mrow>
              <mrow>
                <mrow>
                  <mo fence="true" stretchy="false">|</mo>
                  <mrow>
                    <msubsup>
                      <mi mathvariant="normal">Ω</mi>
                      <mi>y</mi>
                      <mn>0</mn>
                    </msubsup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subsup>
                      <mi mathvariant="normal">Ω</mi>
                      <mi>y</mi>
                      <mn>1</mn>
                    </msubsup>
                  </mrow>
                  <mo fence="true" stretchy="false">|</mo>
                </mrow>
              </mrow>
              <mo stretchy="false">&lt;</mo>
              <mi mathvariant="normal">δ</mi>
            </mrow>
            <mo stretchy="false">→</mo>
            <mrow>
              <mrow>
                <mrow>
                  <mo fence="true" stretchy="false">|</mo>
                  <mrow>
                    <mrow>
                      <msubsup>
                        <mi>f</mi>
                        <msub>
                          <mi mathvariant="normal">σ</mi>
                          <mi mathvariant="italic">tilt</mi>
                        </msub>
                        <mi mathvariant="italic">CW</mi>
                      </msubsup>
                      <mrow>
                        <mo fence="true" stretchy="false">(</mo>
                        <mrow>
                          <msubsup>
                            <mi mathvariant="normal">Ω</mi>
                            <mi>y</mi>
                            <mn>0</mn>
                          </msubsup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o stretchy="false">−</mo>
                <mrow>
                  <mo fence="true" stretchy="false">|</mo>
                  <mrow>
                    <mrow>
                      <msubsup>
                        <mi>f</mi>
                        <msub>
                          <mi mathvariant="normal">σ</mi>
                          <mi mathvariant="italic">tilt</mi>
                        </msub>
                        <mi mathvariant="italic">CCW</mi>
                      </msubsup>
                      <mrow>
                        <mo fence="true" stretchy="false">(</mo>
                        <mrow>
                          <msubsup>
                            <mi mathvariant="normal">Ω</mi>
                            <mi>y</mi>
                            <mn>1</mn>
                          </msubsup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</mrow>
              <mo stretchy="false">&lt;</mo>
              <mi mathvariant="normal">ϵ</mi>
            </mrow>
          </mrow>
        </mtd>
      </mtr>
    </mtable>
    <annotation encoding="StarMath 5.0">stack{
forall %epsilon&gt;0 exists %delta&gt;0: #
 lline%OMEGA_y^0 rline-lline%OMEGA_y^1 rline&lt;%delta rightarrow lline f^CW_{%sigma_{tilt}}(%OMEGA_y^0) rline-lline f^CCW_{%sigma_{tilt}}(%OMEGA_y^1) rline&lt;%epsilon
}</annotation>
  </semantics>
</math>
</file>

<file path=Object 32/content.xml><?xml version="1.0" encoding="utf-8"?>
<math xmlns="http://www.w3.org/1998/Math/MathML" display="block">
  <semantics>
    <msub>
      <mi mathvariant="normal">σ</mi>
      <mi mathvariant="italic">tilt</mi>
    </msub>
    <annotation encoding="StarMath 5.0">%sigma_{ tilt }</annotation>
  </semantics>
</math>
</file>

<file path=Object 33/content.xml><?xml version="1.0" encoding="utf-8"?>
<math xmlns="http://www.w3.org/1998/Math/MathML" display="block">
  <semantics>
    <mover accent="true">
      <mi>r</mi>
      <mo stretchy="false">^</mo>
    </mover>
    <annotation encoding="StarMath 5.0">hat r</annotation>
  </semantics>
</math>
</file>

<file path=Object 34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35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bar n ( vec b_1, %gamma_s^0 )</annotation>
  </semantics>
</math>
</file>

<file path=Object 36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bar n ( vec b_2, %gamma_s^1 )</annotation>
  </semantics>
</math>
</file>

<file path=Object 37/content.xml><?xml version="1.0" encoding="utf-8"?>
<math xmlns="http://www.w3.org/1998/Math/MathML" display="block">
  <semantics>
    <mrow>
      <msub>
        <mi mathvariant="normal">μ</mi>
        <mi>s</mi>
      </msub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%mu_s( vec b_1,%gamma_s^0 )  bar n(vec b_1, %gamma_s^0 )</annotation>
  </semantics>
</math>
</file>

<file path=Object 38/content.xml><?xml version="1.0" encoding="utf-8"?>
<math xmlns="http://www.w3.org/1998/Math/MathML" display="block">
  <semantics>
    <mrow>
      <msub>
        <mi mathvariant="normal">μ</mi>
        <mi>s</mi>
      </msub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mu_s( vec b_2,%gamma_s^1 )  bar n(vec b_2, %gamma_s^1 )</annotation>
  </semantics>
</math>
</file>

<file path=Object 39/content.xml><?xml version="1.0" encoding="utf-8"?>
<math xmlns="http://www.w3.org/1998/Math/MathML" display="block">
  <semantics>
    <mrow>
      <msub>
        <mi mathvariant="normal">Ω</mi>
        <mi>y</mi>
      </msub>
      <mrow>
        <mrow>
          <mo fence="true" stretchy="false">(</mo>
          <mrow>
            <mrow>
              <mover accent="true">
                <msub>
                  <mi>b</mi>
                  <mn>1,</mn>
                </msub>
                <mo stretchy="false">⃗</mo>
              </mover>
              <msubsup>
                <mi mathvariant="normal">γ</mi>
                <mi>s</mi>
                <mn>0</mn>
              </msubsup>
            </mrow>
          </mrow>
          <mo fence="true" stretchy="false">)</mo>
        </mrow>
        <mo stretchy="false">=</mo>
        <msub>
          <mi mathvariant="normal">Ω</mi>
          <mi>y</mi>
        </msub>
      </mrow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OMEGA_y( vec b_1, %gamma_s^0 ) = %OMEGA_y( vec b_2, %gamma_s^1 )</annotation>
  </semantics>
</math>
</file>

<file path=Object 4/content.xml><?xml version="1.0" encoding="utf-8"?>
<math xmlns="http://www.w3.org/1998/Math/MathML" display="block">
  <semantics>
    <mrow>
      <msub>
        <mi mathvariant="normal">μ</mi>
        <mi mathvariant="italic">CCW</mi>
      </msub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%mu_CCW( %gamma_s )</annotation>
  </semantics>
</math>
</file>

<file path=Object 40/content.xml><?xml version="1.0" encoding="utf-8"?>
<math xmlns="http://www.w3.org/1998/Math/MathML" display="block">
  <semantics>
    <mrow>
      <msub>
        <mi mathvariant="normal">Ω</mi>
        <mi>r</mi>
      </msub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%OMEGA_r( vec b_1, %gamma_s^0 )</annotation>
  </semantics>
</math>
</file>

<file path=Object 41/content.xml><?xml version="1.0" encoding="utf-8"?>
<math xmlns="http://www.w3.org/1998/Math/MathML" display="block">
  <semantics>
    <mrow>
      <msub>
        <mi mathvariant="normal">Ω</mi>
        <mi>r</mi>
      </msub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OMEGA_r( vec b_2, %gamma_s^1 )</annotation>
  </semantics>
</math>
</file>

<file path=Object 42/content.xml><?xml version="1.0" encoding="utf-8"?>
<math xmlns="http://www.w3.org/1998/Math/MathML" display="block">
  <semantics>
    <mi mathvariant="normal">α</mi>
    <annotation encoding="StarMath 5.0">%alpha</annotation>
  </semantics>
</math>
</file>

<file path=Object 5/content.xml><?xml version="1.0" encoding="utf-8"?>
<math xmlns="http://www.w3.org/1998/Math/MathML" display="block">
  <semantics>
    <mrow>
      <msubsup>
        <mi>f</mi>
        <mi>y</mi>
        <mi mathvariant="italic">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y^CW( %gamma_s )</annotation>
  </semantics>
</math>
</file>

<file path=Object 6/content.xml><?xml version="1.0" encoding="utf-8"?>
<math xmlns="http://www.w3.org/1998/Math/MathML" display="block">
  <semantics>
    <mrow>
      <msubsup>
        <mi>f</mi>
        <mi>y</mi>
        <mi mathvariant="italic">C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y^CCW( %gamma_s )</annotation>
  </semantics>
</math>
</file>

<file path=Object 7/content.xml><?xml version="1.0" encoding="utf-8"?>
<math xmlns="http://www.w3.org/1998/Math/MathML" display="block">
  <semantics>
    <mrow>
      <msubsup>
        <mi>f</mi>
        <mi>x</mi>
        <mi mathvariant="italic">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x^CW( %gamma_s )</annotation>
  </semantics>
</math>
</file>

<file path=Object 8/content.xml><?xml version="1.0" encoding="utf-8"?>
<math xmlns="http://www.w3.org/1998/Math/MathML" display="block">
  <semantics>
    <mrow>
      <msubsup>
        <mi>f</mi>
        <mi>x</mi>
        <mi mathvariant="italic">CCW</mi>
      </msubsup>
      <mrow>
        <mo fence="true" stretchy="false">(</mo>
        <mrow>
          <msub>
            <mi mathvariant="normal">γ</mi>
            <mi>s</mi>
          </msub>
        </mrow>
        <mo fence="true" stretchy="false">)</mo>
      </mrow>
    </mrow>
    <annotation encoding="StarMath 5.0">f_x^CCW( %gamma_s )</annotation>
  </semantics>
</math>
</file>

<file path=Object 9/content.xml><?xml version="1.0" encoding="utf-8"?>
<math xmlns="http://www.w3.org/1998/Math/MathML" display="block">
  <semantics>
    <mrow>
      <mo fence="true" stretchy="false">{</mo>
      <mrow>
        <mrow>
          <mi>x</mi>
          <mi>,</mi>
          <mi>y</mi>
          <mi>,</mi>
          <mi mathvariant="normal">Δ</mi>
          <msub>
            <mi mathvariant="normal">γ</mi>
            <mi>s</mi>
          </msub>
        </mrow>
      </mrow>
      <mo fence="true" stretchy="false">}</mo>
    </mrow>
    <annotation encoding="StarMath 5.0">lbrace x, y, %DELTA%gamma_s rbrace</annotation>
  </semantics>
</math>
</file>